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5.8945in"/>
    </style:style>
    <style:style style:name="co3" style:family="table-column">
      <style:table-column-properties fo:break-before="auto" style:column-width="1.6465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5.422in"/>
    </style:style>
    <style:style style:name="co7" style:family="table-column">
      <style:table-column-properties fo:break-before="auto" style:column-width="2.2252in"/>
    </style:style>
    <style:style style:name="ro1" style:family="table-row">
      <style:table-row-properties style:row-height="1.961in" fo:break-before="auto" style:use-optimal-row-height="fals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7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color="#008000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ejaVu Sans" style:font-name-complex="DejaVu Sans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color="#b84700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fo:color="#ff0000"/>
    </style:style>
    <style:style style:name="ce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/>
    </style:style>
    <style:style style:name="ce8" style:family="table-cell" style:parent-style-name="Defaul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color="#008000" fo:font-size="20pt" style:font-size-asian="20pt" style:font-size-complex="20pt"/>
    </style:style>
    <style:style style:name="ce17" style:family="table-cell" style:parent-style-name="Default">
      <style:text-properties fo:color="#008000" fo:font-weight="bold" style:font-weight-asian="bold" style:font-weight-complex="bold"/>
    </style:style>
    <style:style style:name="ce18" style:family="table-cell" style:parent-style-name="Default">
      <style:text-properties fo:color="#b84700"/>
    </style:style>
    <style:style style:name="ce19" style:family="table-cell" style:parent-style-name="Default">
      <style:text-properties fo:color="#ff0000" fo:font-size="20pt" style:font-size-asian="20pt" style:font-size-complex="20pt"/>
    </style:style>
    <style:style style:name="ce20" style:family="table-cell" style:parent-style-name="Default">
      <style:text-properties fo:color="#ff0000"/>
    </style:style>
    <style:style style:name="ce21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/>
      <style:text-properties fo:font-size="14pt" style:font-size-asian="14pt" style:font-size-complex="14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end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start"/>
    </style:style>
    <style:style style:name="ce26" style:family="table-cell" style:parent-style-name="Default">
      <style:table-cell-properties fo:background-color="#e6e6ff" style:text-align-source="fix" style:repeat-content="false"/>
      <style:paragraph-properties fo:text-align="end"/>
      <style:text-properties fo:font-size="14pt" style:font-size-asian="14pt" style:font-size-complex="14pt"/>
    </style:style>
    <style:style style:name="ce27" style:family="table-cell" style:parent-style-name="Default" style:data-style-name="N84">
      <style:table-cell-properties fo:background-color="#e6e6ff" style:text-align-source="fix" style:repeat-content="false"/>
      <style:paragraph-properties fo:text-align="end"/>
      <style:text-properties fo:font-size="20pt" style:font-size-asian="20pt" style:font-size-complex="20pt"/>
    </style:style>
    <style:style style:name="ce28" style:family="table-cell" style:parent-style-name="Default" style:data-style-name="N84">
      <style:table-cell-properties fo:background-color="#e6e6ff" style:text-align-source="fix" style:repeat-content="false"/>
      <style:paragraph-properties fo:text-align="end"/>
    </style:style>
    <style:style style:name="ce29" style:family="table-cell" style:parent-style-name="Default">
      <style:table-cell-properties fo:background-color="#e6e6ff"/>
    </style:style>
    <style:style style:name="ce30" style:family="table-cell" style:parent-style-name="Default">
      <style:table-cell-properties fo:background-color="#e6e6ff" style:text-align-source="fix" style:repeat-content="false"/>
      <style:paragraph-properties fo:text-align="start"/>
      <style:text-properties fo:color="#008000"/>
    </style:style>
    <style:style style:name="ce31" style:family="table-cell" style:parent-style-name="Default">
      <style:table-cell-properties fo:background-color="#e6e6ff" style:text-align-source="fix" style:repeat-content="false"/>
      <style:paragraph-properties fo:text-align="start"/>
      <style:text-properties style:use-window-font-color="true"/>
    </style:style>
    <style:style style:name="ce32" style:family="table-cell" style:parent-style-name="Default">
      <style:table-cell-properties fo:background-color="#e6e6ff" style:text-align-source="fix" style:repeat-content="false"/>
      <style:paragraph-properties fo:text-align="start"/>
      <style:text-properties fo:color="#b84700"/>
    </style:style>
    <style:style style:name="ce33" style:family="table-cell" style:parent-style-name="Default">
      <style:table-cell-properties fo:background-color="#e6e6ff" style:text-align-source="fix" style:repeat-content="false"/>
      <style:paragraph-properties fo:text-align="start"/>
      <style:text-properties fo:color="#ff0000"/>
    </style:style>
    <style:style style:name="ce34" style:family="table-cell" style:parent-style-name="Default">
      <style:table-cell-properties fo:background-color="#e6e6ff"/>
      <style:text-properties fo:color="#ff0000"/>
    </style:style>
    <style:style style:name="ce35" style:family="table-cell" style:parent-style-name="Default">
      <style:table-cell-properties fo:background-color="#e6e6ff"/>
      <style:text-properties fo:color="#b84700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end"/>
      <style:text-properties fo:font-size="20pt" style:font-size-asian="20pt" style:font-size-complex="20p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GIMP 2.8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ce1"/>
        <table:table-column table:style-name="co4" table:default-cell-style-name="ce25"/>
        <table:table-column table:style-name="co5" table:number-columns-repeated="1017" table:default-cell-style-name="Default"/>
        <table:table-row table:style-name="ro1">
          <table:table-cell/>
          <table:table-cell table:style-name="ce7" office:value-type="string">
            <text:p><text:span text:style-name="T1">This document contains a GIMP development schedule.</text:span></text:p>
            <text:p/>
            <text:p>This sheet contains a list of tasks that needs to be done before GIMP 2.8 is ready for release. An estimate of the time to complete each task, in 8-hour work days, is also given. Based on this data an estimated date when we will have a GIMP 2.8 release candidate ready is calculated. Each column of estimates represents a snapshot at a given point in time. '0' means 'complete' and no entry means 'de-scoped'. The formula includes a “days worked per week”-factor that specifies how many 8-hour work days that the GIMP community together produces per week. There is also a sheet where things planned for GIMP 2.10/3.0 is put.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Days worked per week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number-columns-repeated="1017"/>
        </table:table-row>
        <table:table-row table:style-name="ro3">
          <table:table-cell/>
          <table:table-cell table:style-name="ce9" office:value-type="string">
            <text:p>GIMP 2.8 Release Candidate is ready:</text:p>
          </table:table-cell>
          <table:table-cell table:style-name="ce23" table:formula="of:=[.C4] + (SUM([.C6:.C981])/[.C2])*7" office:value-type="date" office:date-value="2011-03-15T16:00:00">
            <text:p>2011-03-15</text:p>
          </table:table-cell>
          <table:table-cell table:style-name="ce23" table:formula="of:=[.D4] + (SUM([.D6:.D981])/[.D2])*7" office:value-type="date" office:date-value="2010-12-11">
            <text:p>2010-12-11</text:p>
          </table:table-cell>
          <table:table-cell table:style-name="ce23" table:formula="of:=[.E4] + (SUM([.E6:.E981])/[.E2])*7" office:value-type="date" office:date-value="2010-12-17T12:00:00">
            <text:p>2010-12-17</text:p>
          </table:table-cell>
          <table:table-cell table:style-name="ce23" table:formula="of:=[.F4] + (SUM([.F6:.F981])/[.F2])*7" office:value-type="date" office:date-value="2010-11-21">
            <text:p>2010-11-21</text:p>
          </table:table-cell>
          <table:table-cell table:style-name="ce27" table:formula="of:=[.G4] + (SUM([.G6:.G981])/[.G2])*7" office:value-type="date" office:date-value="2010-12-29T04:00:00">
            <text:p>2010-12-29</text:p>
          </table:table-cell>
          <table:table-cell table:number-columns-repeated="1017"/>
        </table:table-row>
        <table:table-row table:style-name="ro4">
          <table:table-cell/>
          <table:table-cell table:style-name="ce10" office:value-type="string">
            <text:p>Date of snapshot</text:p>
          </table:table-cell>
          <table:table-cell table:style-name="ce24" office:value-type="date" office:date-value="2010-01-15">
            <text:p>2010-01-15</text:p>
          </table:table-cell>
          <table:table-cell table:style-name="ce24" office:value-type="date" office:date-value="2010-01-23">
            <text:p>2010-01-23</text:p>
          </table:table-cell>
          <table:table-cell table:style-name="ce24" office:value-type="date" office:date-value="2010-02-16">
            <text:p>2010-02-16</text:p>
          </table:table-cell>
          <table:table-cell table:style-name="ce24" office:value-type="date" office:date-value="2010-03-07">
            <text:p>2010-03-07</text:p>
          </table:table-cell>
          <table:table-cell table:style-name="ce28" office:value-type="date" office:date-value="2010-06-22">
            <text:p>2010-06-2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Default" table:number-columns-repeated="4"/>
          <table:table-cell table:style-name="ce29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1" office:value-type="string">
            <text:p>Single-window mod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Cleanup image window desctruction to get rid of valgrind warning</text:p>
          </table:table-cell>
          <table:table-cell table:number-columns-repeated="5" office:value-type="float" office:value="1">
            <text:p>1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Implement image parade</text:p>
          </table:table-cell>
          <table:table-cell table:number-columns-repeated="5" office:value-type="float" office:value="10">
            <text:p>10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Support dnd between dockables, on GtkPaned handles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Make only dockables be droppable on drag handlers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12" office:value-type="string">
            <text:p>Refactor dock window/dialog/dockable factory/construction mechanis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/>
          <table:table-cell table:style-name="ce12" office:value-type="string">
            <text:p>Add "toolbox" and "dock" as dialog factory entrie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/>
          <table:table-cell table:style-name="ce12" office:value-type="string">
            <text:p>Merge global_toolbox_factory with global_dock_window_factor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5">
          <table:table-cell table:style-name="ce2"/>
          <table:table-cell table:style-name="ce12" office:value-type="string">
            <text:p>Fix toolbox multi-column dn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5">
          <table:table-cell table:style-name="ce2"/>
          <table:table-cell table:style-name="ce12" office:value-type="string">
            <text:p>Make Tab work in sw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/>
          <table:table-cell table:style-name="ce13" office:value-type="string">
            <text:p>Brush dynamics</text:p>
          </table:table-cell>
          <table:table-cell table:style-name="ce3" table:number-columns-repeated="4"/>
          <table:table-cell table:style-name="ce31"/>
          <table:table-cell table:style-name="ce14" table:number-columns-repeated="1017"/>
        </table:table-row>
        <table:table-row table:style-name="ro4">
          <table:table-cell table:style-name="ce3"/>
          <table:table-cell table:style-name="ce14" office:value-type="string">
            <text:p>Come up with a UI spec for the dialog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14" table:number-columns-repeated="1017"/>
        </table:table-row>
        <table:table-row table:style-name="ro4">
          <table:table-cell table:style-name="ce3"/>
          <table:table-cell table:style-name="ce14" office:value-type="string">
            <text:p>Get hold of icon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1" office:value-type="float" office:value="1">
            <text:p>1</text:p>
          </table:table-cell>
          <table:table-cell table:style-name="ce14" table:number-columns-repeated="1017"/>
        </table:table-row>
        <table:table-row table:style-name="ro4">
          <table:table-cell table:style-name="ce2"/>
          <table:table-cell table:style-name="ce12" office:value-type="string">
            <text:p>Fix random crash in history buffe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/>
          <table:table-cell table:style-name="ce12" office:value-type="string">
            <text:p>Wire curves to something on screen, connect to mixing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/>
          <table:table-cell table:style-name="ce12" office:value-type="string">
            <text:p>Put curves in the dynamics fi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Default" table:number-columns-repeated="4"/>
          <table:table-cell table:style-name="ce29"/>
          <table:table-cell table:number-columns-repeated="1017"/>
        </table:table-row>
        <table:table-row table:style-name="ro4">
          <table:table-cell/>
          <table:table-cell table:style-name="ce11" office:value-type="string">
            <text:p>Miscellaneous</text:p>
          </table:table-cell>
          <table:table-cell table:number-columns-repeated="1022"/>
        </table:table-row>
        <table:table-row table:style-name="ro4">
          <table:table-cell/>
          <table:table-cell table:style-name="ce15" office:value-type="string">
            <text:p>Write release notes</text:p>
          </table:table-cell>
          <table:table-cell table:number-columns-repeated="5" office:value-type="float" office:value="3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string">
            <text:p>Bring release from git to website news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1" office:value-type="string">
            <text:p>Bugs</text:p>
          </table:table-cell>
          <table:table-cell table:number-columns-repeated="1022"/>
        </table:table-row>
        <table:table-row table:style-name="ro4">
          <table:table-cell office:value-type="float" office:value="622311">
            <text:p>622311</text:p>
          </table:table-cell>
          <table:table-cell office:value-type="string">
            <text:p>Get rid of status bar grip window in single-window mode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22096">
            <text:p>622096</text:p>
          </table:table-cell>
          <table:table-cell office:value-type="string">
            <text:p>Add PDB API to manipulate and access layer groups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622073">
            <text:p>622073</text:p>
          </table:table-cell>
          <table:table-cell office:value-type="string">
            <text:p>Flicker in drawing tools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17"/>
        </table:table-row>
        <table:table-row table:style-name="ro5">
          <table:table-cell table:style-name="ce4" office:value-type="float" office:value="620674">
            <text:p>620674</text:p>
          </table:table-cell>
          <table:table-cell office:value-type="string">
            <text:p>Adding support for multi-colored text layer 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12931">
            <text:p>612931</text:p>
          </table:table-cell>
          <table:table-cell office:value-type="string">
            <text:p>Moving individual layer in layer group not possible with Move Tool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7"/>
        </table:table-row>
        <table:table-row table:style-name="ro4">
          <table:table-cell office:value-type="float" office:value="608961">
            <text:p>608961</text:p>
          </table:table-cell>
          <table:table-cell office:value-type="string">
            <text:p>Make GIMP color management behavior reasonable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7"/>
        </table:table-row>
        <table:table-row table:style-name="ro4">
          <table:table-cell office:value-type="float" office:value="603848">
            <text:p>603848</text:p>
          </table:table-cell>
          <table:table-cell office:value-type="string">
            <text:p>Single-window mode is not properly session managed yet</text:p>
          </table:table-cell>
          <table:table-cell table:number-columns-repeated="5" office:value-type="float" office:value="5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00554">
            <text:p>600554</text:p>
          </table:table-cell>
          <table:table-cell office:value-type="string">
            <text:p>Implement layer group transforms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5">
          <table:table-cell office:value-type="float" office:value="599065">
            <text:p>599065</text:p>
          </table:table-cell>
          <table:table-cell office:value-type="string">
            <text:p>PNG output: omit unwanted chunks (sRGB)</text:p>
          </table:table-cell>
          <table:table-cell table:number-columns-repeated="5" office:value-type="float" office:value="0.5">
            <text:p>0.5</text:p>
          </table:table-cell>
          <table:table-cell table:number-columns-repeated="1017"/>
        </table:table-row>
        <table:table-row table:style-name="ro4">
          <table:table-cell office:value-type="float" office:value="598320">
            <text:p>598320</text:p>
          </table:table-cell>
          <table:table-cell office:value-type="string">
            <text:p>Unrelated fields saved in presets</text:p>
          </table:table-cell>
          <table:table-cell table:number-columns-repeated="5" office:value-type="float" office:value="1">
            <text:p>1</text:p>
          </table:table-cell>
          <table:table-cell table:number-columns-repeated="1017"/>
        </table:table-row>
        <table:table-row table:style-name="ro4">
          <table:table-cell office:value-type="float" office:value="597117">
            <text:p>597117</text:p>
          </table:table-cell>
          <table:table-cell office:value-type="string">
            <text:p>impossible to drop a group as a sibling inside a group</text:p>
          </table:table-cell>
          <table:table-cell table:number-columns-repeated="5" office:value-type="float" office:value="1">
            <text:p>1</text:p>
          </table:table-cell>
          <table:table-cell table:number-columns-repeated="1017"/>
        </table:table-row>
        <table:table-row table:style-name="ro5">
          <table:table-cell office:value-type="float" office:value="596410">
            <text:p>596410</text:p>
          </table:table-cell>
          <table:table-cell office:value-type="string">
            <text:p>gimp-image-get-filename returns NULL for imported files</text:p>
          </table:table-cell>
          <table:table-cell table:number-columns-repeated="4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office:value-type="float" office:value="592611">
            <text:p>592611</text:p>
          </table:table-cell>
          <table:table-cell office:value-type="string">
            <text:p>Support tagging of multiple resources simultaneously</text:p>
          </table:table-cell>
          <table:table-cell table:number-columns-repeated="5" office:value-type="float" office:value="3">
            <text:p>3</text:p>
          </table:table-cell>
          <table:table-cell table:number-columns-repeated="1017"/>
        </table:table-row>
        <table:table-row table:style-name="ro4">
          <table:table-cell office:value-type="float" office:value="589371">
            <text:p>589371</text:p>
          </table:table-cell>
          <table:table-cell office:value-type="string">
            <text:p>Improve default set of resources 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6">
          <table:table-cell office:value-type="float" office:value="589010">
            <text:p>589010</text:p>
          </table:table-cell>
          <table:table-cell office:value-type="string">
            <text:p>Don't select item in GimpContainerTreeView when clicking with modifier keys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5">
          <table:table-cell office:value-type="float" office:value="581338">
            <text:p>581338</text:p>
          </table:table-cell>
          <table:table-cell office:value-type="string">
            <text:p>Layer size does not change using the pdb 'gimp-text-layer-resize'</text:p>
          </table:table-cell>
          <table:table-cell table:number-columns-repeated="5" office:value-type="float" office:value="1">
            <text:p>1</text:p>
          </table:table-cell>
          <table:table-cell table:number-columns-repeated="1017"/>
        </table:table-row>
        <table:table-row table:style-name="ro5">
          <table:table-cell office:value-type="float" office:value="574018">
            <text:p>574018</text:p>
          </table:table-cell>
          <table:table-cell office:value-type="string">
            <text:p>Add a manifest to executables 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office:value-type="float" office:value="573542">
            <text:p>573542</text:p>
          </table:table-cell>
          <table:table-cell office:value-type="string">
            <text:p>blur plugin: bug in the first line</text:p>
          </table:table-cell>
          <table:table-cell table:number-columns-repeated="5" office:value-type="float" office:value="0.5">
            <text:p>0.5</text:p>
          </table:table-cell>
          <table:table-cell table:number-columns-repeated="1017"/>
        </table:table-row>
        <table:table-row table:style-name="ro5">
          <table:table-cell office:value-type="float" office:value="572997">
            <text:p>572997</text:p>
          </table:table-cell>
          <table:table-cell office:value-type="string">
            <text:p>gih description alter when re-saving</text:p>
          </table:table-cell>
          <table:table-cell table:number-columns-repeated="5" office:value-type="float" office:value="0.5">
            <text:p>0.5</text:p>
          </table:table-cell>
          <table:table-cell table:number-columns-repeated="1017"/>
        </table:table-row>
        <table:table-row table:style-name="ro4">
          <table:table-cell office:value-type="float" office:value="565046">
            <text:p>565046</text:p>
          </table:table-cell>
          <table:table-cell office:value-type="string">
            <text:p>Point snapping to guides does not work outside the canvas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5">
          <table:table-cell office:value-type="float" office:value="553390">
            <text:p>553390</text:p>
          </table:table-cell>
          <table:table-cell office:value-type="string">
            <text:p>downscaling quality again</text:p>
          </table:table-cell>
          <table:table-cell table:number-columns-repeated="4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4">
          <table:table-cell office:value-type="float" office:value="382688">
            <text:p>382688</text:p>
          </table:table-cell>
          <table:table-cell office:value-type="string">
            <text:p>Export as a PDF file</text:p>
          </table:table-cell>
          <table:table-cell table:number-columns-repeated="5" office:value-type="float" office:value="1">
            <text:p>1</text:p>
          </table:table-cell>
          <table:table-cell table:number-columns-repeated="1017"/>
        </table:table-row>
        <table:table-row table:style-name="ro4">
          <table:table-cell office:value-type="float" office:value="367388">
            <text:p>367388</text:p>
          </table:table-cell>
          <table:table-cell office:value-type="string">
            <text:p>Small/percentage adjustment actions for tool-value and tip-sizes</text:p>
          </table:table-cell>
          <table:table-cell table:number-columns-repeated="5" office:value-type="float" office:value="1">
            <text:p>1</text:p>
          </table:table-cell>
          <table:table-cell table:number-columns-repeated="1017"/>
        </table:table-row>
        <table:table-row table:style-name="ro4">
          <table:table-cell office:value-type="float" office:value="309196">
            <text:p>309196</text:p>
          </table:table-cell>
          <table:table-cell office:value-type="string">
            <text:p>editing an image while a save is in progress can cause corruption</text:p>
          </table:table-cell>
          <table:table-cell table:number-columns-repeated="5" office:value-type="float" office:value="3">
            <text:p>3</text:p>
          </table:table-cell>
          <table:table-cell table:number-columns-repeated="1017"/>
        </table:table-row>
        <table:table-row table:style-name="ro4">
          <table:table-cell office:value-type="float" office:value="119874">
            <text:p>119874</text:p>
          </table:table-cell>
          <table:table-cell office:value-type="string">
            <text:p>Organize brushes into categories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style-name="ce4" office:value-type="float" office:value="61499">
            <text:p>61499</text:p>
          </table:table-cell>
          <table:table-cell office:value-type="string">
            <text:p>easy way to view/edit image metadata (author, copyright, image title, etc.)</text:p>
          </table:table-cell>
          <table:table-cell table:number-columns-repeated="5" office:value-type="float" office:value="5">
            <text:p>5</text:p>
          </table:table-cell>
          <table:table-cell table:number-columns-repeated="1017"/>
        </table:table-row>
        <table:table-row table:style-name="ro5">
          <table:table-cell office:value-type="float" office:value="51112">
            <text:p>51112</text:p>
          </table:table-cell>
          <table:table-cell office:value-type="string">
            <text:p>clipping groups or masking groups (like in Photoshop files)</text:p>
          </table:table-cell>
          <table:table-cell table:number-columns-repeated="5" office:value-type="float" office:value="3">
            <text:p>3</text:p>
          </table:table-cell>
          <table:table-cell table:number-columns-repeated="1017"/>
        </table:table-row>
        <table:table-row table:style-name="ro5">
          <table:table-cell office:value-type="float" office:value="50638">
            <text:p>50638</text:p>
          </table:table-cell>
          <table:table-cell office:value-type="string">
            <text:p>Use lookup table for tablet pressure</text:p>
          </table:table-cell>
          <table:table-cell table:number-columns-repeated="5" office:value-type="float" office:value="2">
            <text:p>2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style-name="ce2"/>
          <table:table-cell table:style-name="ce12"/>
          <table:table-cell table:style-name="ce2" table:number-columns-repeated="4"/>
          <table:table-cell table:style-name="ce30"/>
          <table:table-cell table:style-name="ce12" table:number-columns-repeated="1017"/>
        </table:table-row>
        <table:table-row table:style-name="ro3">
          <table:table-cell table:style-name="ce2"/>
          <table:table-cell table:style-name="ce16" office:value-type="string">
            <text:p>COMPLETED :)</text:p>
          </table:table-cell>
          <table:table-cell table:style-name="ce2" table:number-columns-repeated="4"/>
          <table:table-cell table:style-name="ce30"/>
          <table:table-cell table:style-name="ce12" table:number-columns-repeated="1017"/>
        </table:table-row>
        <table:table-row table:style-name="ro4">
          <table:table-cell table:style-name="ce2"/>
          <table:table-cell table:style-name="ce12"/>
          <table:table-cell table:style-name="ce2" table:number-columns-repeated="4"/>
          <table:table-cell table:style-name="ce30"/>
          <table:table-cell table:style-name="ce12" table:number-columns-repeated="1017"/>
        </table:table-row>
        <table:table-row table:style-name="ro4">
          <table:table-cell table:style-name="ce2"/>
          <table:table-cell table:style-name="ce17" office:value-type="string">
            <text:p>On-canvas text editing</text:p>
          </table:table-cell>
          <table:table-cell table:style-name="ce2" table:number-columns-repeated="4"/>
          <table:table-cell table:style-name="ce30"/>
          <table:table-cell table:style-name="ce12" table:number-columns-repeated="1017"/>
        </table:table-row>
        <table:table-row table:style-name="ro4">
          <table:table-cell table:style-name="ce2"/>
          <table:table-cell table:style-name="ce12" office:value-type="string">
            <text:p>Final polishi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 table:number-rows-repeated="2">
          <table:table-cell table:style-name="ce2"/>
          <table:table-cell table:style-name="ce12"/>
          <table:table-cell table:style-name="ce2" table:number-columns-repeated="4"/>
          <table:table-cell table:style-name="ce30"/>
          <table:table-cell table:style-name="ce12" table:number-columns-repeated="1017"/>
        </table:table-row>
        <table:table-row table:style-name="ro4">
          <table:table-cell table:style-name="ce2"/>
          <table:table-cell table:style-name="ce17" office:value-type="string">
            <text:p>Bugs</text:p>
          </table:table-cell>
          <table:table-cell table:style-name="ce2" table:number-columns-repeated="4"/>
          <table:table-cell table:style-name="ce30"/>
          <table:table-cell table:style-name="ce12" table:number-columns-repeated="1017"/>
        </table:table-row>
        <table:table-row table:style-name="ro5">
          <table:table-cell table:style-name="ce2" office:value-type="float" office:value="604175">
            <text:p>604175</text:p>
          </table:table-cell>
          <table:table-cell table:style-name="ce12" office:value-type="string">
            <text:p>gimp_vectors_import() is O(n**2) in gimp_list_uniquefy_name(), for some da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 office:value-type="float" office:value="598344">
            <text:p>598344</text:p>
          </table:table-cell>
          <table:table-cell table:style-name="ce12" office:value-type="string">
            <text:p>Better new/old color management in dialog (patch included!)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 office:value-type="float" office:value="119240">
            <text:p>119240</text:p>
          </table:table-cell>
          <table:table-cell table:style-name="ce12" office:value-type="string">
            <text:p>Dynamic Brush stroke panel and/or Dynamic path strok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 office:value-type="float" office:value="346881">
            <text:p>346881</text:p>
          </table:table-cell>
          <table:table-cell table:style-name="ce12" office:value-type="string">
            <text:p>Remove redundant title of tab and move menu button up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5">
          <table:table-cell table:style-name="ce2" office:value-type="float" office:value="554927">
            <text:p>554927</text:p>
          </table:table-cell>
          <table:table-cell table:style-name="ce12" office:value-type="string">
            <text:p>The window title in tools windows uses a non localizable comma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5">
          <table:table-cell table:style-name="ce2" office:value-type="float" office:value="574149">
            <text:p>574149</text:p>
          </table:table-cell>
          <table:table-cell table:style-name="ce12" office:value-type="string">
            <text:p>Can't get name/filename of files loaded from URI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 office:value-type="float" office:value="568445">
            <text:p>568445</text:p>
          </table:table-cell>
          <table:table-cell table:style-name="ce12" office:value-type="string">
            <text:p>Closing the Toolbox causes the program to close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5">
          <table:table-cell table:style-name="ce2" office:value-type="float" office:value="597368">
            <text:p>597368</text:p>
          </table:table-cell>
          <table:table-cell table:style-name="ce12" office:value-type="string">
            <text:p>Gimp is stealin my pixel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 office:value-type="float" office:value="596427">
            <text:p>596427</text:p>
          </table:table-cell>
          <table:table-cell table:style-name="ce12" office:value-type="string">
            <text:p>Can't export to animated GIF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 office:value-type="float" office:value="610587">
            <text:p>610587</text:p>
          </table:table-cell>
          <table:table-cell table:style-name="ce12" office:value-type="string">
            <text:p>Zooming with zoom tool pans away from the cursor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 office:value-type="float" office:value="595537">
            <text:p>595537</text:p>
          </table:table-cell>
          <table:table-cell table:style-name="ce12" office:value-type="string">
            <text:p>Text tool crashes GIM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5">
          <table:table-cell table:style-name="ce2" office:value-type="float" office:value="499443">
            <text:p>499443</text:p>
          </table:table-cell>
          <table:table-cell table:style-name="ce12" office:value-type="string">
            <text:p>Invalid call to apply function makes script-fu crash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5">
            <text:p>0.5</text:p>
          </table:table-cell>
          <table:table-cell table:style-name="ce30" office:value-type="float" office:value="0">
            <text:p>0</text:p>
          </table:table-cell>
          <table:table-cell table:style-name="ce12" table:number-columns-repeated="1017"/>
        </table:table-row>
        <table:table-row table:style-name="ro4">
          <table:table-cell table:style-name="ce2"/>
          <table:table-cell table:style-name="ce12"/>
          <table:table-cell table:style-name="ce2" table:number-columns-repeated="4"/>
          <table:table-cell table:style-name="ce30"/>
          <table:table-cell table:style-name="ce12" table:number-columns-repeated="1017"/>
        </table:table-row>
        <table:table-row table:style-name="ro4" table:number-rows-repeated="2">
          <table:table-cell table:style-name="ce5"/>
          <table:table-cell table:style-name="ce18"/>
          <table:table-cell table:style-name="ce5" table:number-columns-repeated="4"/>
          <table:table-cell table:style-name="ce32"/>
          <table:table-cell table:style-name="ce18" table:number-columns-repeated="1017"/>
        </table:table-row>
        <table:table-row table:style-name="ro3">
          <table:table-cell table:style-name="ce6"/>
          <table:table-cell table:style-name="ce19" office:value-type="string">
            <text:p>POSTPONED :(</text:p>
          </table:table-cell>
          <table:table-cell table:style-name="ce6" table:number-columns-repeated="4"/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/>
          <table:table-cell table:style-name="ce6" table:number-columns-repeated="4"/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1" office:value-type="string">
            <text:p>Bugs</text:p>
          </table:table-cell>
          <table:table-cell table:style-name="ce6" table:number-columns-repeated="4"/>
          <table:table-cell table:style-name="ce33"/>
          <table:table-cell table:style-name="ce20" table:number-columns-repeated="1017"/>
        </table:table-row>
        <table:table-row table:style-name="ro4">
          <table:table-cell table:style-name="ce6" office:value-type="float" office:value="595708">
            <text:p>595708</text:p>
          </table:table-cell>
          <table:table-cell table:style-name="ce20" office:value-type="string">
            <text:p>WM_WINDOW_ROLE should be unique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5">
            <text:p>0.5</text:p>
          </table:table-cell>
          <table:table-cell table:style-name="ce6" table:number-columns-repeated="2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592173">
            <text:p>592173</text:p>
          </table:table-cell>
          <table:table-cell table:style-name="ce20" office:value-type="string">
            <text:p>Get rid of brush scaling and introduce a master diameter instead</text:p>
          </table:table-cell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5">
          <table:table-cell table:style-name="ce6" office:value-type="float" office:value="583778">
            <text:p>583778</text:p>
          </table:table-cell>
          <table:table-cell table:style-name="ce20" office:value-type="string">
            <text:p>change script-fu-server to return the output of executed commands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575006">
            <text:p>575006</text:p>
          </table:table-cell>
          <table:table-cell table:style-name="ce20" office:value-type="string">
            <text:p>Add preferences for snapping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34"/>
          <table:table-cell table:style-name="ce20" table:number-columns-repeated="1017"/>
        </table:table-row>
        <table:table-row table:style-name="ro5">
          <table:table-cell table:style-name="ce6" office:value-type="float" office:value="574418">
            <text:p>574418</text:p>
          </table:table-cell>
          <table:table-cell table:style-name="ce20" office:value-type="string">
            <text:p>Saving a selection to a channel should not change the active drawable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565973">
            <text:p>565973</text:p>
          </table:table-cell>
          <table:table-cell table:style-name="ce20" office:value-type="string">
            <text:p>Changing the image comment does not mark the image as modified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5">
            <text:p>0.5</text:p>
          </table:table-cell>
          <table:table-cell table:style-name="ce6" table:number-columns-repeated="2"/>
          <table:table-cell table:style-name="ce34"/>
          <table:table-cell table:style-name="ce20" table:number-columns-repeated="1017"/>
        </table:table-row>
        <table:table-row table:style-name="ro5">
          <table:table-cell table:style-name="ce6" office:value-type="float" office:value="565268">
            <text:p>565268</text:p>
          </table:table-cell>
          <table:table-cell table:style-name="ce20" office:value-type="string">
            <text:p>unlocalizable string in script-fu-carve-it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5">
            <text:p>0.5</text:p>
          </table:table-cell>
          <table:table-cell table:style-name="ce6" table:number-columns-repeated="2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561576">
            <text:p>561576</text:p>
          </table:table-cell>
          <table:table-cell table:style-name="ce20" office:value-type="string">
            <text:p>Modifier key to create new layer from floating selection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 office:value-type="float" office:value="556884">
            <text:p>556884</text:p>
          </table:table-cell>
          <table:table-cell table:style-name="ce20" office:value-type="string">
            <text:p>More messages marked for translation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5">
            <text:p>0.5</text:p>
          </table:table-cell>
          <table:table-cell table:style-name="ce6" table:number-columns-repeated="2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539724">
            <text:p>539724</text:p>
          </table:table-cell>
          <table:table-cell table:style-name="ce20" office:value-type="string">
            <text:p>brush pipe selection for smudge is incorrect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34"/>
          <table:table-cell table:style-name="ce20" table:number-columns-repeated="1017"/>
        </table:table-row>
        <table:table-row table:style-name="ro5">
          <table:table-cell table:style-name="ce6" office:value-type="float" office:value="525705">
            <text:p>525705</text:p>
          </table:table-cell>
          <table:table-cell table:style-name="ce20" office:value-type="string">
            <text:p>skip thumbnailing entirely on files with insufficient read permissions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508183">
            <text:p>508183</text:p>
          </table:table-cell>
          <table:table-cell table:style-name="ce20" office:value-type="string">
            <text:p>Crop tool to once again display selection aspect ratio along with size (in status?)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507257">
            <text:p>507257</text:p>
          </table:table-cell>
          <table:table-cell table:style-name="ce20" office:value-type="string">
            <text:p>Add a "Save Keyboard Shortcuts Now" button to the Configure Keyboard Shortcuts dialog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 office:value-type="float" office:value="506730">
            <text:p>506730</text:p>
          </table:table-cell>
          <table:table-cell table:style-name="ce20" office:value-type="string">
            <text:p>Wrap GIMP brushes as python objects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479875">
            <text:p>479875</text:p>
          </table:table-cell>
          <table:table-cell table:style-name="ce20" office:value-type="string">
            <text:p>performance problem drawing a complex selection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459518">
            <text:p>459518</text:p>
          </table:table-cell>
          <table:table-cell table:style-name="ce20" office:value-type="string">
            <text:p>Channel preview becomes black when the channel is deselected</text:p>
          </table:table-cell>
          <table:table-cell table:style-name="ce6" office:value-type="float" office:value="3">
            <text:p>3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387779">
            <text:p>387779</text:p>
          </table:table-cell>
          <table:table-cell table:style-name="ce20" office:value-type="string">
            <text:p>Transform tools could make better use of cursor keys</text:p>
          </table:table-cell>
          <table:table-cell table:style-name="ce6" office:value-type="float" office:value="3">
            <text:p>3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358141">
            <text:p>358141</text:p>
          </table:table-cell>
          <table:table-cell table:style-name="ce20" office:value-type="string">
            <text:p>Add session management for plug-in windows</text:p>
          </table:table-cell>
          <table:table-cell table:style-name="ce6" office:value-type="float" office:value="4">
            <text:p>4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349224">
            <text:p>349224</text:p>
          </table:table-cell>
          <table:table-cell table:style-name="ce20" office:value-type="string">
            <text:p>Creative Commons licenses integration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5">
          <table:table-cell table:style-name="ce6" office:value-type="float" office:value="347127">
            <text:p>347127</text:p>
          </table:table-cell>
          <table:table-cell table:style-name="ce20" office:value-type="string">
            <text:p>flattened image differs from multilayered imag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34"/>
          <table:table-cell table:style-name="ce20" table:number-columns-repeated="1017"/>
        </table:table-row>
        <table:table-row table:style-name="ro5">
          <table:table-cell table:style-name="ce6" office:value-type="float" office:value="314379">
            <text:p>314379</text:p>
          </table:table-cell>
          <table:table-cell table:style-name="ce20" office:value-type="string">
            <text:p>add a libart version of gimp-edit-stroke to PDB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169616">
            <text:p>169616</text:p>
          </table:table-cell>
          <table:table-cell table:style-name="ce20" office:value-type="string">
            <text:p>Text along a path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5">
          <table:table-cell table:style-name="ce6" office:value-type="float" office:value="155733">
            <text:p>155733</text:p>
          </table:table-cell>
          <table:table-cell table:style-name="ce20" office:value-type="string">
            <text:p>need to check return values of gimp_drawable_mask_bounds()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120829">
            <text:p>120829</text:p>
          </table:table-cell>
          <table:table-cell table:style-name="ce20" office:value-type="string">
            <text:p>Save presets in plug-ins.</text:p>
          </table:table-cell>
          <table:table-cell table:style-name="ce6" office:value-type="float" office:value="3">
            <text:p>3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56443">
            <text:p>56443</text:p>
          </table:table-cell>
          <table:table-cell table:style-name="ce20" office:value-type="string">
            <text:p>Add support for EXIF or TIFF/EP data (in JPEG, TIFF and PNG formats)</text:p>
          </table:table-cell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34"/>
          <table:table-cell table:style-name="ce20" table:number-columns-repeated="1017"/>
        </table:table-row>
        <table:table-row table:style-name="ro4">
          <table:table-cell table:style-name="ce6" office:value-type="float" office:value="128068">
            <text:p>128068</text:p>
          </table:table-cell>
          <table:table-cell table:style-name="ce20" office:value-type="string">
            <text:p>Brush Spacing options should be accessible from the tool option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 office:value-type="float" office:value="582755">
            <text:p>582755</text:p>
          </table:table-cell>
          <table:table-cell table:style-name="ce20" office:value-type="string">
            <text:p>Addition of golden spiral to rectangle tool guides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5">
            <text:p>0.5</text:p>
          </table:table-cell>
          <table:table-cell table:style-name="ce6" office:value-type="float" office:value="0.5">
            <text:p>0.5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 office:value-type="float" office:value="576910">
            <text:p>576910</text:p>
          </table:table-cell>
          <table:table-cell table:style-name="ce20" office:value-type="string">
            <text:p>Change Language setting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 office:value-type="float" office:value="326869">
            <text:p>326869</text:p>
          </table:table-cell>
          <table:table-cell table:style-name="ce20" office:value-type="string">
            <text:p>last "save a copy" location permanently store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 table:number-columns-repeated="5"/>
          <table:table-cell table:style-name="ce34"/>
          <table:table-cell table:style-name="ce20" table:number-columns-repeated="1017"/>
        </table:table-row>
        <table:table-row table:style-name="ro4">
          <table:table-cell table:style-name="ce6"/>
          <table:table-cell table:style-name="ce20"/>
          <table:table-cell table:style-name="ce6" table:number-columns-repeated="4"/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1" office:value-type="string">
            <text:p>Merge SIOX improvements (didn't even compile for me...)</text:p>
          </table:table-cell>
          <table:table-cell table:style-name="ce6" table:number-columns-repeated="4"/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 office:value-type="string">
            <text:p>Do it and clean up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33"/>
          <table:table-cell table:style-name="ce20" table:number-columns-repeated="1017"/>
        </table:table-row>
        <table:table-row table:style-name="ro4" table:number-rows-repeated="2">
          <table:table-cell table:style-name="ce6"/>
          <table:table-cell table:style-name="ce20"/>
          <table:table-cell table:style-name="ce6" table:number-columns-repeated="4"/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1" office:value-type="string">
            <text:p>Merge vector layer code</text:p>
          </table:table-cell>
          <table:table-cell table:style-name="ce6" table:number-columns-repeated="4"/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 office:value-type="string">
            <text:p>Make undo work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 office:value-type="string">
            <text:p>Clean up the UI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 office:value-type="string">
            <text:p>Merge the code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 office:value-type="string">
            <text:p>Get fundamental unit testing in place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 office:value-type="string">
            <text:p>Extend XCF test cases with vector layer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33"/>
          <table:table-cell table:style-name="ce20" table:number-columns-repeated="1017"/>
        </table:table-row>
        <table:table-row table:style-name="ro4">
          <table:table-cell table:style-name="ce6"/>
          <table:table-cell table:style-name="ce20"/>
          <table:table-cell table:style-name="ce6" table:number-columns-repeated="4"/>
          <table:table-cell table:style-name="ce33"/>
          <table:table-cell table:style-name="ce20" table:number-columns-repeated="1017"/>
        </table:table-row>
        <table:table-row table:style-name="ro4" table:number-rows-repeated="2">
          <table:table-cell table:style-name="ce5"/>
          <table:table-cell table:style-name="ce18" table:number-columns-repeated="5"/>
          <table:table-cell table:style-name="ce35"/>
          <table:table-cell table:style-name="ce18" table:number-columns-repeated="1017"/>
        </table:table-row>
        <table:table-row table:style-name="ro4" table:number-rows-repeated="6540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IMP 2.10slash3.0" table:style-name="ta1" table:print="false">
        <table:table-column table:style-name="co6" table:default-cell-style-name="Default"/>
        <table:table-column table:style-name="co7" table:default-cell-style-name="ce1"/>
        <table:table-row table:style-name="ro7">
          <table:table-cell table:style-name="ce36" office:value-type="string">
            <text:p>We save the work of splitting up features into smaller tasks and estimating the work involved by putting things postponed from GIMP 2.8 into this sheet.</text:p>
          </table:table-cell>
          <table:table-cell table:style-name="Default"/>
        </table:table-row>
        <table:table-row table:style-name="ro2">
          <table:table-cell table:style-name="ce8" office:value-type="string">
            <text:p>Days worked per week</text:p>
          </table:table-cell>
          <table:table-cell table:style-name="ce22" office:value-type="float" office:value="3">
            <text:p>3</text:p>
          </table:table-cell>
        </table:table-row>
        <table:table-row table:style-name="ro3">
          <table:table-cell table:style-name="ce9" office:value-type="string">
            <text:p>Total weeks of work:</text:p>
          </table:table-cell>
          <table:table-cell table:style-name="ce37" table:formula="of:=(SUM([.B5:.B981])/[.B2])" office:value-type="float" office:value="42.3333333333333">
            <text:p>42.33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1" office:value-type="string">
            <text:p>Cairo drawing on canvas</text:p>
          </table:table-cell>
          <table:table-cell/>
        </table:table-row>
        <table:table-row table:style-name="ro4">
          <table:table-cell office:value-type="string">
            <text:p>Come up with infrastructure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Port tools to use cairo for drawing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1" office:value-type="string">
            <text:p>Unified transform tool</text:p>
          </table:table-cell>
          <table:table-cell/>
        </table:table-row>
        <table:table-row table:style-name="ro4">
          <table:table-cell office:value-type="string">
            <text:p>Implement</text:p>
          </table:table-cell>
          <table:table-cell office:value-type="float" office:value="20">
            <text:p>2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1" office:value-type="string">
            <text:p>Free transform tool</text:p>
          </table:table-cell>
          <table:table-cell/>
        </table:table-row>
        <table:table-row table:style-name="ro4">
          <table:table-cell office:value-type="string">
            <text:p>Do it</text:p>
          </table:table-cell>
          <table:table-cell office:value-type="float" office:value="30">
            <text:p>30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 table:style-name="ce11" office:value-type="string">
            <text:p>Bugs</text:p>
          </table:table-cell>
          <table:table-cell/>
        </table:table-row>
        <table:table-row table:style-name="ro4">
          <table:table-cell office:value-type="string">
            <text:p>486902, Remove the "add/remove alpha channel" option for layers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65197, <text:s/>New tool please: Shapes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320447, fast switching between "color managed display" and "softproof"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512022, Live histogram for the whole image (projection)</text:p>
          </table:table-cell>
          <table:table-cell office:value-type="float" office:value="3">
            <text:p>3</text:p>
          </table:table-cell>
        </table:table-row>
      </table:table>
      <table:named-expressions>
        <table:named-range table:name="b610587" table:base-cell-address="$'GIMP 2.8'.$A$52" table:cell-range-address="$'GIMP 2.8'.$B$81"/>
      </table:named-expressions>
      <table:database-ranges>
        <table:database-range table:target-range-address="'GIMP 2.8'.A90:'GIMP 2.8'.AMJ1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year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06/23/2010</text:date>, <text:time>18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tin Nordholts</meta:initial-creator>
    <meta:creation-date>2010-01-10T20:47:20</meta:creation-date>
    <dc:date>2010-06-23T18:21:17</dc:date>
    <dc:creator>Martin Nordholts</dc:creator>
    <meta:editing-duration>PT14H57M42S</meta:editing-duration>
    <meta:editing-cycles>212</meta:editing-cycles>
    <meta:generator>OpenOffice.org/3.1$Linux OpenOffice.org_project/310m19$Build-9420</meta:generator>
    <meta:document-statistic meta:table-count="2" meta:cell-count="552" meta:object-count="0"/>
  </office:meta>
</office:document-meta>
</file>